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mass [mg]</text:p>
          </table:table-cell>
          <table:table-cell office:value-type="string" calcext:value-type="string">
            <text:p>thickness [um]</text:p>
          </table:table-cell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0])"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10])" office:value-type="float" office:value="0.111803398874989" calcext:value-type="float">
            <text:p>0.1118033988749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3:01:56.053257733</meta:creation-date>
    <dc:date>2021-12-01T13:26:43.416395220</dc:date>
    <meta:editing-duration>PT4M27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